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d2d17" draw:fill-color="#4d2d17" draw:textarea-horizontal-align="justify" draw:textarea-vertical-align="middle" draw:auto-grow-height="false" fo:min-height="3.64cm" fo:min-width="4.804cm"/>
    </style:style>
    <style:style style:name="gr2" style:family="graphic" style:parent-style-name="standard">
      <style:graphic-properties svg:stroke-color="#ffe994" draw:fill-color="#ffb66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4d2d17" draw:fill-color="#4d2d17" draw:textarea-horizontal-align="justify" draw:textarea-vertical-align="middle" draw:auto-grow-height="false" fo:min-height="3.358cm" fo:min-width="5.228cm"/>
    </style:style>
    <style:style style:name="gr4" style:family="graphic" style:parent-style-name="standard">
      <style:graphic-properties svg:stroke-color="#ff4000" draw:fill-color="#ff0000" draw:textarea-horizontal-align="justify" draw:textarea-vertical-align="middle" draw:auto-grow-height="false" fo:min-height="0.388cm" fo:min-width="0.138cm"/>
    </style:style>
    <style:style style:name="gr5" style:family="graphic" style:parent-style-name="standard">
      <style:graphic-properties svg:stroke-color="#5eb91e" draw:fill-color="#5eb91e" draw:textarea-horizontal-align="justify" draw:textarea-vertical-align="middle" draw:auto-grow-height="false" fo:min-height="0.388cm" fo:min-width="0.138cm"/>
    </style:style>
    <style:style style:name="gr6" style:family="graphic" style:parent-style-name="standard">
      <style:graphic-properties svg:stroke-color="#50938a" draw:fill-color="#1e6a39" draw:textarea-horizontal-align="justify" draw:textarea-vertical-align="middle" draw:auto-grow-height="false" fo:min-height="0.388cm" fo:min-width="0.138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cm"/>
      <style:paragraph-properties style:writing-mode="lr-tb"/>
    </style:style>
    <style:style style:name="gr11" style:family="graphic" style:parent-style-name="standard">
      <style:graphic-properties svg:stroke-color="#1e6a39" draw:fill-color="#1e6a39" draw:textarea-horizontal-align="justify" draw:textarea-vertical-align="middle" draw:auto-grow-height="false" fo:min-height="0.388cm" fo:min-width="0.138cm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objectwithoutfill">
      <style:graphic-properties draw:stroke="solid"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svg:stroke-color="#000000" draw:fill-color="#127622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7" style:family="graphic" style:parent-style-name="standard">
      <style:graphic-properties svg:stroke-color="#000000" draw:fill-color="#5eb91e" draw:textarea-horizontal-align="justify" draw:textarea-vertical-align="middle" draw:auto-grow-height="false" fo:min-height="0.034cm" fo:min-width="0cm"/>
    </style:style>
    <style:style style:name="gr18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" style:family="graphic" style:parent-style-name="standard">
      <style:graphic-properties svg:stroke-color="#000000" draw:fill-color="#ff4000" draw:textarea-horizontal-align="justify" draw:textarea-vertical-align="middle" draw:auto-grow-height="false" fo:min-height="0.034cm" fo:min-width="0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0.112cm" fo:min-width="0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2.042cm" fo:min-width="0cm"/>
      <style:paragraph-properties style:writing-mode="lr-tb"/>
    </style:style>
    <style:style style:name="gr28" style:family="graphic" style:parent-style-name="standard">
      <style:graphic-properties svg:stroke-color="#3faf46" draw:fill-color="#3faf46" draw:textarea-horizontal-align="justify" draw:textarea-vertical-align="middle" draw:auto-grow-height="false" fo:min-height="1.95cm" fo:min-width="0cm"/>
    </style:style>
    <style:style style:name="gr29" style:family="graphic" style:parent-style-name="standard">
      <style:graphic-properties svg:stroke-color="#3faf46" draw:fill-color="#3faf46" draw:textarea-horizontal-align="justify" draw:textarea-vertical-align="middle" draw:auto-grow-height="false" fo:min-height="0.034cm" fo:min-width="0.278cm"/>
    </style:style>
    <style:style style:name="gr30" style:family="graphic" style:parent-style-name="objectwithoutfill">
      <style:graphic-properties svg:stroke-width="0.1cm" svg:stroke-color="#ffde59" draw:marker-start-width="0.35cm" draw:marker-end-width="0.35cm" draw:fill="solid" draw:fill-color="#ffde59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629cm"/>
      <style:paragraph-properties style:writing-mode="lr-tb"/>
    </style:style>
    <style:style style:name="P1" style:family="paragraph">
      <loext:graphic-properties draw:fill-color="#4d2d17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-color="#1e6a39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8pt" style:font-size-complex="18pt"/>
    </style:style>
    <style:style style:name="P11" style:family="paragraph">
      <loext:graphic-properties draw:fill-color="#127622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-color="#3faf46"/>
      <style:paragraph-properties fo:text-align="center"/>
    </style:style>
    <style:style style:name="P15" style:family="paragraph">
      <loext:graphic-properties draw:fill="solid" draw:fill-color="#ffde59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cm" svg:height="5.5cm" svg:x="18.3cm" svg:y="1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19.869cm" svg:y="17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3cm" svg:x="20.551cm" svg:y="17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19.937cm" svg:y="17.0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1.165cm" svg:y="16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5cm" svg:x="19.869cm" svg:y="18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0.415cm" svg:y="18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2.051cm" svg:y="17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0.687cm" svg:y="17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5cm" svg:x="22.801cm" svg:y="16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4cm" svg:x="19.869cm" svg:y="19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18.982cm" svg:y="18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4cm" svg:x="21.777cm" svg:y="18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1.437cm" svg:y="19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4cm" svg:x="23.823cm" svg:y="17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3.006cm" svg:y="17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5cm" svg:x="20.892cm" svg:y="20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3.551cm" svg:y="19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4.437cm" svg:y="18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3cm" svg:x="23.211cm" svg:y="19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8.1cm" svg:height="5.1cm" svg:x="18.1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3.39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3.396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3.397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3.39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3.3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3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7.1cm" svg:y="1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7.101cm" svg:y="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7.102cm" svg:y="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7.103cm" svg:y="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7.104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7.10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7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7.001cm" svg:y="1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7.002cm" svg:y="13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7.003cm" svg:y="14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7.004cm" svg:y="1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7.005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4.9cm" svg:y1="8.9cm" svg:x2="6.6cm" svg:y2="5.4cm">
          <text:p/>
        </draw:line>
        <draw:line draw:style-name="gr7" draw:text-style-name="P6" draw:layer="layout" svg:x1="4.9cm" svg:y1="8.901cm" svg:x2="6.5cm" svg:y2="12.8cm">
          <text:p/>
        </draw:line>
        <draw:frame draw:style-name="gr8" draw:text-style-name="P8" draw:layer="layout" svg:width="6.6cm" svg:height="1.673cm" svg:x="1cm" svg:y="13.038cm">
          <draw:text-box>
            <text:p text:style-name="P7"><text:span text:style-name="T1">A</text:span><text:span text:style-name="T1">n</text:span><text:span text:style-name="T1">c</text:span><text:span text:style-name="T1">e</text:span><text:span text:style-name="T1">s</text:span><text:span text:style-name="T1">tr</text:span><text:span text:style-name="T1">a</text:span><text:span text:style-name="T1">l</text:span> replicates (A)</text:p>
          </draw:text-box>
        </draw:frame>
        <draw:frame draw:style-name="gr9" draw:text-style-name="P9" draw:layer="layout" svg:width="5.434cm" svg:height="0.962cm" svg:x="5.4cm" svg:y="8.5cm">
          <draw:text-box>
            <text:p>Soil Evolved (ES)</text:p>
          </draw:text-box>
        </draw:frame>
        <draw:frame draw:style-name="gr10" draw:text-style-name="P9" draw:layer="layout" svg:width="9.4cm" svg:height="0.962cm" svg:x="3.1cm" svg:y="17.8cm">
          <draw:text-box>
            <text:p>Soil + Community Evolved (EC)</text:p>
          </draw:text-box>
        </draw:frame>
        <draw:g>
          <draw:custom-shape draw:style-name="gr5" draw:text-style-name="P4" draw:layer="layout" svg:width="0.9cm" svg:height="0.9cm" svg:x="23.601cm" svg:y="4.6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3" draw:text-style-name="P1" draw:layer="layout" svg:width="8.1cm" svg:height="5.1cm" svg:x="18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9cm" svg:height="0.9cm" svg:x="23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19.599cm" svg:y="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6cm" svg:height="1.4cm" svg:x="21.2cm" svg:y="4.5cm">
          <draw:text-box>
            <text:p text:style-name="P7"><text:span text:style-name="T2">VS</text:span></text:p>
          </draw:text-box>
        </draw:frame>
        <draw:frame draw:style-name="gr12" draw:text-style-name="P10" draw:layer="layout" svg:width="1.6cm" svg:height="1.4cm" svg:x="21.4cm" svg:y="17.9cm">
          <draw:text-box>
            <text:p text:style-name="P7"><text:span text:style-name="T2">V</text:span><text:span text:style-name="T2">S</text:span></text:p>
          </draw:text-box>
        </draw:frame>
        <draw:line draw:style-name="gr13" draw:text-style-name="P6" draw:layer="layout" svg:x1="37cm" svg:y1="3.795cm" svg:x2="37.1cm" svg:y2="11.595cm">
          <text:p/>
        </draw:line>
        <draw:line draw:style-name="gr13" draw:text-style-name="P6" draw:layer="layout" svg:x1="48.5cm" svg:y1="11.495cm" svg:x2="37.1cm" svg:y2="11.595cm">
          <text:p/>
        </draw:line>
        <draw:line draw:style-name="gr13" draw:text-style-name="P6" draw:layer="layout" svg:x1="37cm" svg:y1="3.795cm" svg:x2="37.1cm" svg:y2="11.595cm">
          <text:p/>
        </draw:line>
        <draw:line draw:style-name="gr13" draw:text-style-name="P6" draw:layer="layout" svg:x1="48.5cm" svg:y1="11.495cm" svg:x2="37.1cm" svg:y2="11.595cm">
          <text:p/>
        </draw:line>
        <draw:frame draw:style-name="gr14" draw:text-style-name="P9" draw:layer="layout" svg:width="2.663cm" svg:height="0.962cm" svg:x="42cm" svg:y="12.833cm">
          <draw:text-box>
            <text:p>Strain</text:p>
          </draw:text-box>
        </draw:frame>
        <draw:custom-shape draw:style-name="gr15" draw:text-style-name="P11" draw:layer="layout" svg:width="0.4cm" svg:height="0.4cm" svg:x="39.0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9.098cm" svg:y="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9.099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9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9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9.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9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4.8cm" svg:height="2.4cm" svg:x="31.5cm" svg:y="4.095cm">
          <draw:text-box>
            <text:p>Relative fitness</text:p>
            <text:p>(evolved vs ancestral)</text:p>
          </draw:text-box>
        </draw:frame>
        <draw:custom-shape draw:style-name="gr17" draw:text-style-name="P4" draw:layer="layout" svg:width="0.4cm" svg:height="0.4cm" svg:x="39.69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698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699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7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7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7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01cm" svg:y="6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02cm" svg:y="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0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0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0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50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01cm" svg:y="6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02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03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03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03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5.103cm" svg:y="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37.1cm" svg:y1="7.095cm" svg:x2="36.3cm" svg:y2="7.095cm">
          <text:p/>
        </draw:line>
        <draw:frame draw:style-name="gr14" draw:text-style-name="P9" draw:layer="layout" svg:width="2.663cm" svg:height="0.962cm" svg:x="35.037cm" svg:y="6.633cm">
          <draw:text-box>
            <text:p>1</text:p>
          </draw:text-box>
        </draw:frame>
        <draw:line draw:style-name="gr13" draw:text-style-name="P6" draw:layer="layout" svg:x1="39.8cm" svg:y1="12.195cm" svg:x2="39.8cm" svg:y2="11.495cm">
          <text:p/>
        </draw:line>
        <draw:line draw:style-name="gr13" draw:text-style-name="P6" draw:layer="layout" svg:x1="45.2cm" svg:y1="12.195cm" svg:x2="45.2cm" svg:y2="11.495cm">
          <text:p/>
        </draw:line>
        <draw:frame draw:style-name="gr14" draw:text-style-name="P9" draw:layer="layout" svg:width="1.063cm" svg:height="0.962cm" svg:x="39.337cm" svg:y="12.195cm">
          <draw:text-box>
            <text:p>A</text:p>
          </draw:text-box>
        </draw:frame>
        <draw:frame draw:style-name="gr19" draw:text-style-name="P9" draw:layer="layout" svg:width="1.063cm" svg:height="1.062cm" svg:x="44.8cm" svg:y="12.195cm">
          <draw:text-box>
            <text:p>B</text:p>
          </draw:text-box>
        </draw:frame>
        <draw:line draw:style-name="gr13" draw:text-style-name="P6" draw:layer="layout" svg:x1="36.6cm" svg:y1="17.2cm" svg:x2="36.7cm" svg:y2="25cm">
          <text:p/>
        </draw:line>
        <draw:line draw:style-name="gr13" draw:text-style-name="P6" draw:layer="layout" svg:x1="48.1cm" svg:y1="24.9cm" svg:x2="36.7cm" svg:y2="25cm">
          <text:p/>
        </draw:line>
        <draw:line draw:style-name="gr13" draw:text-style-name="P6" draw:layer="layout" svg:x1="36.6cm" svg:y1="17.2cm" svg:x2="36.7cm" svg:y2="25cm">
          <text:p/>
        </draw:line>
        <draw:line draw:style-name="gr13" draw:text-style-name="P6" draw:layer="layout" svg:x1="48.1cm" svg:y1="24.9cm" svg:x2="36.7cm" svg:y2="25cm">
          <text:p/>
        </draw:line>
        <draw:frame draw:style-name="gr14" draw:text-style-name="P9" draw:layer="layout" svg:width="2.663cm" svg:height="0.962cm" svg:x="41.6cm" svg:y="26.238cm">
          <draw:text-box>
            <text:p>Strain</text:p>
          </draw:text-box>
        </draw:frame>
        <draw:custom-shape draw:style-name="gr15" draw:text-style-name="P11" draw:layer="layout" svg:width="0.4cm" svg:height="0.4cm" svg:x="38.697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698cm" svg:y="1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699cm" svg:y="1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7cm" svg:y="1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7cm" svg:y="1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7cm" svg:y="1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7cm" svg:y="1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4.8cm" svg:height="2.4cm" svg:x="31.1cm" svg:y="17.5cm">
          <draw:text-box>
            <text:p>Relative fitness</text:p>
            <text:p>(evolved vs ancestral)</text:p>
          </draw:text-box>
        </draw:frame>
        <draw:custom-shape draw:style-name="gr17" draw:text-style-name="P4" draw:layer="layout" svg:width="0.4cm" svg:height="0.4cm" svg:x="39.297cm" svg:y="21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298cm" svg:y="2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299cm" svg:y="2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3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3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cm" svg:y="2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01cm" svg:y="1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02cm" svg:y="1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03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03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0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0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897cm" svg:y="2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898cm" svg:y="2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899cm" svg:y="2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36.7cm" svg:y1="20.5cm" svg:x2="35.9cm" svg:y2="20.5cm">
          <text:p/>
        </draw:line>
        <draw:frame draw:style-name="gr14" draw:text-style-name="P9" draw:layer="layout" svg:width="2.663cm" svg:height="0.962cm" svg:x="34.637cm" svg:y="20.038cm">
          <draw:text-box>
            <text:p>1</text:p>
          </draw:text-box>
        </draw:frame>
        <draw:line draw:style-name="gr13" draw:text-style-name="P6" draw:layer="layout" svg:x1="39.4cm" svg:y1="25.6cm" svg:x2="39.4cm" svg:y2="24.9cm">
          <text:p/>
        </draw:line>
        <draw:line draw:style-name="gr13" draw:text-style-name="P6" draw:layer="layout" svg:x1="44.8cm" svg:y1="25.6cm" svg:x2="44.8cm" svg:y2="24.9cm">
          <text:p/>
        </draw:line>
        <draw:frame draw:style-name="gr14" draw:text-style-name="P9" draw:layer="layout" svg:width="1.063cm" svg:height="0.962cm" svg:x="38.937cm" svg:y="25.6cm">
          <draw:text-box>
            <text:p>A</text:p>
          </draw:text-box>
        </draw:frame>
        <draw:frame draw:style-name="gr19" draw:text-style-name="P9" draw:layer="layout" svg:width="1.063cm" svg:height="1.062cm" svg:x="44.4cm" svg:y="25.6cm">
          <draw:text-box>
            <text:p>B</text:p>
          </draw:text-box>
        </draw:frame>
        <draw:frame draw:style-name="gr20" draw:text-style-name="P8" draw:layer="layout" svg:width="5.063cm" svg:height="3.095cm" svg:x="40.8cm" svg:y="1.9cm">
          <draw:text-box>
            <text:p text:style-name="P7">Competition assay in <text:span text:style-name="T3">S</text:span><text:span text:style-name="T3">o</text:span><text:span text:style-name="T3">il</text:span></text:p>
          </draw:text-box>
        </draw:frame>
        <draw:frame draw:style-name="gr20" draw:text-style-name="P8" draw:layer="layout" svg:width="5.8cm" svg:height="3.095cm" svg:x="39.9cm" svg:y="15.3cm">
          <draw:text-box>
            <text:p text:style-name="P7">Competition assay in <text:span text:style-name="T3">S</text:span><text:span text:style-name="T3">o</text:span><text:span text:style-name="T3">i</text:span><text:span text:style-name="T3">l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/text:p>
          </draw:text-box>
        </draw:frame>
        <draw:line draw:style-name="gr13" draw:text-style-name="P6" draw:layer="layout" svg:x1="36.756cm" svg:y1="30.3cm" svg:x2="36.856cm" svg:y2="38.1cm">
          <text:p/>
        </draw:line>
        <draw:line draw:style-name="gr13" draw:text-style-name="P6" draw:layer="layout" svg:x1="48.256cm" svg:y1="38cm" svg:x2="36.856cm" svg:y2="38.1cm">
          <text:p/>
        </draw:line>
        <draw:line draw:style-name="gr13" draw:text-style-name="P6" draw:layer="layout" svg:x1="36.756cm" svg:y1="30.3cm" svg:x2="36.856cm" svg:y2="38.1cm">
          <text:p/>
        </draw:line>
        <draw:line draw:style-name="gr13" draw:text-style-name="P6" draw:layer="layout" svg:x1="48.256cm" svg:y1="38cm" svg:x2="36.856cm" svg:y2="38.1cm">
          <text:p/>
        </draw:line>
        <draw:frame draw:style-name="gr14" draw:text-style-name="P9" draw:layer="layout" svg:width="2.663cm" svg:height="0.962cm" svg:x="41.756cm" svg:y="39.338cm">
          <draw:text-box>
            <text:p>Strain</text:p>
          </draw:text-box>
        </draw:frame>
        <draw:custom-shape draw:style-name="gr15" draw:text-style-name="P11" draw:layer="layout" svg:width="0.4cm" svg:height="0.4cm" svg:x="38.856cm" svg:y="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857cm" svg:y="3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858cm" svg:y="3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859cm" svg:y="3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859cm" svg:y="3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859cm" svg:y="3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38.859cm" svg:y="3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4.8cm" svg:height="2.4cm" svg:x="32.2cm" svg:y="32cm">
          <draw:text-box>
            <text:p>Clover host shoot dry weight </text:p>
          </draw:text-box>
        </draw:frame>
        <draw:custom-shape draw:style-name="gr17" draw:text-style-name="P4" draw:layer="layout" svg:width="0.4cm" svg:height="0.4cm" svg:x="39.456cm" svg:y="3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457cm" svg:y="3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458cm" svg:y="3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459cm" svg:y="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459cm" svg:y="3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459cm" svg:y="3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39.459cm" svg:y="3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3cm" svg:y="3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4cm" svg:y="3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5cm" svg:y="3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6cm" svg:y="3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6cm" svg:y="3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6cm" svg:y="3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44.356cm" svg:y="3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3cm" svg:y="3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4cm" svg:y="34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5cm" svg:y="33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6cm" svg:y="3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6cm" svg:y="3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6cm" svg:y="3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4cm" svg:height="0.4cm" svg:x="44.956cm" svg:y="3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39.556cm" svg:y1="38.7cm" svg:x2="39.556cm" svg:y2="38cm">
          <text:p/>
        </draw:line>
        <draw:line draw:style-name="gr13" draw:text-style-name="P6" draw:layer="layout" svg:x1="44.956cm" svg:y1="38.7cm" svg:x2="44.956cm" svg:y2="38cm">
          <text:p/>
        </draw:line>
        <draw:frame draw:style-name="gr14" draw:text-style-name="P9" draw:layer="layout" svg:width="1.063cm" svg:height="0.962cm" svg:x="39.093cm" svg:y="38.7cm">
          <draw:text-box>
            <text:p>A</text:p>
          </draw:text-box>
        </draw:frame>
        <draw:frame draw:style-name="gr19" draw:text-style-name="P9" draw:layer="layout" svg:width="1.063cm" svg:height="1.062cm" svg:x="44.556cm" svg:y="38.7cm">
          <draw:text-box>
            <text:p>B</text:p>
          </draw:text-box>
        </draw:frame>
        <draw:frame draw:style-name="gr20" draw:text-style-name="P12" draw:layer="layout" svg:width="5.8cm" svg:height="3.095cm" svg:x="40.456cm" svg:y="28.3cm">
          <draw:text-box>
            <text:p text:style-name="P7"><text:span text:style-name="T3">S</text:span><text:span text:style-name="T3">y</text:span><text:span text:style-name="T3">m</text:span><text:span text:style-name="T3">b</text:span><text:span text:style-name="T3">i</text:span><text:span text:style-name="T3">o</text:span><text:span text:style-name="T3">t</text:span><text:span text:style-name="T3">i</text:span><text:span text:style-name="T3">c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n</text:span><text:span text:style-name="T3">e</text:span><text:span text:style-name="T3">s</text:span><text:span text:style-name="T3">s</text:span></text:p>
          </draw:text-box>
        </draw:frame>
        <draw:custom-shape draw:style-name="gr21" draw:text-style-name="P13" draw:layer="layout" svg:width="0.4cm" svg:height="0.4cm" svg:x="37.956cm" svg:y="3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37.957cm" svg:y="3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37.958cm" svg:y="3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37.959cm" svg:y="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37.95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37.959cm" svg:y="3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37.959cm" svg:y="3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3cm" svg:y="33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4cm" svg:y="3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5cm" svg:y="3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6cm" svg:y="3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6cm" svg:y="3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6cm" svg:y="3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4cm" svg:height="0.4cm" svg:x="43.756cm" svg:y="3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8.5cm" svg:height="10.362cm" svg:x="49.3cm" svg:y="2.6cm">
          <draw:text-box>
            <text:p>There are multiple comparisons that can be made:</text:p>
            <text:p>- Between evolved strains and ancestral strain</text:p>
            <text:p>- Between “evolution regime” (soil vs soil+community)</text:p>
            <text:p>- Between strains (A and B)</text:p>
            <text:p>- Between environments? (final competition assays are carried out in both “evolution environments”, soil and soil+community)</text:p>
          </draw:text-box>
        </draw:frame>
        <draw:frame draw:style-name="gr23" draw:text-style-name="P9" draw:layer="layout" svg:width="8.5cm" svg:height="3.806cm" svg:x="2.5cm" svg:y="20.027cm">
          <draw:text-box>
            <text:p>Strain is evolved in soil and in soil + community. This is carried out for two strains, with each treatment having 6 replicates. <text:s/></text:p>
          </draw:text-box>
        </draw:frame>
        <draw:frame draw:style-name="gr24" draw:text-style-name="P9" draw:layer="layout" svg:width="8.5cm" svg:height="8.783cm" svg:x="8.5cm" svg:y="31.2cm">
          <draw:text-box>
            <text:p>After evolution phase, evolved strains are co-inoculated with ancestral strains in each environment condition and after 1 week the relative fitness can be measured.</text:p>
            <text:p><text:s/></text:p>
            <text:p>Each individual replicate will also be inoculated into clover microcosms, and the shoot dry weight measured.</text:p>
          </draw:text-box>
        </draw:frame>
        <draw:frame draw:style-name="gr25" draw:text-style-name="P9" draw:layer="layout" svg:width="7.6cm" svg:height="1.1cm" svg:x="18.5cm" svg:y="13.2cm">
          <draw:text-box>
            <text:p>Soil competition assay</text:p>
          </draw:text-box>
        </draw:frame>
        <draw:frame draw:style-name="gr26" draw:text-style-name="P9" draw:layer="layout" svg:width="7.3cm" svg:height="2.2cm" svg:x="19cm" svg:y="27.1cm">
          <draw:text-box>
            <text:p>Soil + community competition expeirment</text:p>
          </draw:text-box>
        </draw:frame>
        <draw:frame draw:style-name="gr27" draw:text-style-name="P9" draw:layer="layout" svg:width="8.5cm" svg:height="22.292cm" svg:x="49.7cm" svg:y="16.208cm">
          <draw:text-box>
            <text:p>I expect ES and EC strains to outperform ancestral strains in both competition assays (soil/soil+community)</text:p>
            <text:p/>
            <text:p>However, it is possible that the ES strain loses traits for competitive community interactions during evolution, and so may perform worse in the “soil with community” assay.</text:p>
            <text:p/>
            <text:p>I don’t expect soil-evolved strains to gain symbiotic effectiveness, so they should have a neutral or negative effect on clover growth compared with ancestors.</text:p>
            <text:p/>
            <text:p>Assuming I use one strain which is widespread, and one strain which is a very competitive symbiont, it is unclear which “strategy” will be affected more by evolution in the soil, and whether their responses will correlate or not.</text:p>
          </draw:text-box>
        </draw:frame>
        <draw:custom-shape draw:style-name="gr4" draw:text-style-name="P3" draw:layer="layout" svg:width="0.9cm" svg:height="0.9cm" svg:x="19.3cm" svg:y="3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cm" svg:height="0.9cm" svg:x="22.1cm" svg:y="3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cm" svg:height="0.9cm" svg:x="24.8cm" svg:y="3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14" draw:layer="layout" svg:width="0.3cm" svg:height="2.2cm" svg:x="19.7cm" svg:y="31.1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1.1cm" svg:height="0.4cm" svg:x="18.7cm" svg:y="3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1.1cm" svg:height="0.4cm" svg:x="19.8cm" svg:y="3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1.1cm" svg:height="0.4cm" svg:x="18.7cm" svg:y="31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15" draw:layer="layout" svg:width="1.051cm" svg:height="0.454cm" draw:transform="rotate (-0.808960108299372) translate (19.9157122142313cm 33.2400945263174cm)" svg:viewBox="0 0 1052 455" svg:d="M0 22c161-65 322 24 425 128 104 105 230 157 353 205l145 41 129 59">
            <text:p/>
          </draw:path>
          <draw:path draw:style-name="gr30" draw:text-style-name="P15" draw:layer="layout" svg:width="1.051cm" svg:height="0.454cm" draw:transform="rotate (-1.47096349358082) translate (19.6868759009554cm 33.2239315039601cm)" svg:viewBox="0 0 1052 455" svg:d="M0 22c161-65 322 24 425 128 104 105 230 157 353 205l145 41 129 59">
            <text:p/>
          </draw:path>
          <draw:path draw:style-name="gr30" draw:text-style-name="P15" draw:layer="layout" svg:width="1.025cm" svg:height="0.465cm" draw:transform="skewX (-0.047996554429844) rotate (-1.22993352388041) translate (19.8455947367581cm 33.2717122905685cm)" svg:viewBox="0 0 1026 466" svg:d="M0 23c157-67 314 25 414 131 102 107 224 160 344 209l142 42 126 61">
            <text:p/>
          </draw:path>
        </draw:g>
        <draw:g>
          <draw:custom-shape draw:style-name="gr28" draw:text-style-name="P14" draw:layer="layout" svg:width="0.3cm" svg:height="2.2cm" svg:x="22.4cm" svg:y="31.1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1.1cm" svg:height="0.4cm" svg:x="21.4cm" svg:y="3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1.1cm" svg:height="0.4cm" svg:x="22.5cm" svg:y="3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1.1cm" svg:height="0.4cm" svg:x="21.4cm" svg:y="31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15" draw:layer="layout" svg:width="1.051cm" svg:height="0.454cm" draw:transform="rotate (-0.808960108299372) translate (22.6157122142313cm 33.2400945263174cm)" svg:viewBox="0 0 1052 455" svg:d="M0 22c161-65 322 24 425 128 104 105 230 157 353 205l145 41 129 59">
            <text:p/>
          </draw:path>
          <draw:path draw:style-name="gr30" draw:text-style-name="P15" draw:layer="layout" svg:width="1.051cm" svg:height="0.454cm" draw:transform="rotate (-1.47096349358082) translate (22.3868759009554cm 33.2239315039601cm)" svg:viewBox="0 0 1052 455" svg:d="M0 22c161-65 322 24 425 128 104 105 230 157 353 205l145 41 129 59">
            <text:p/>
          </draw:path>
          <draw:path draw:style-name="gr30" draw:text-style-name="P15" draw:layer="layout" svg:width="1.025cm" svg:height="0.465cm" draw:transform="skewX (-0.0479965544298441) rotate (-1.22993352388041) translate (22.5455947367581cm 33.2717122905685cm)" svg:viewBox="0 0 1026 466" svg:d="M0 23c157-67 314 25 414 131 102 107 224 160 344 209l142 42 126 61">
            <text:p/>
          </draw:path>
        </draw:g>
        <draw:g>
          <draw:custom-shape draw:style-name="gr28" draw:text-style-name="P14" draw:layer="layout" svg:width="0.3cm" svg:height="2.2cm" svg:x="25.3cm" svg:y="31.1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1.1cm" svg:height="0.4cm" svg:x="24.3cm" svg:y="3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1.1cm" svg:height="0.4cm" svg:x="25.4cm" svg:y="3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1.1cm" svg:height="0.4cm" svg:x="24.3cm" svg:y="31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15" draw:layer="layout" svg:width="1.051cm" svg:height="0.454cm" draw:transform="rotate (-0.808960108299372) translate (25.5157122142313cm 33.2400945263174cm)" svg:viewBox="0 0 1052 455" svg:d="M0 22c161-65 322 24 425 128 104 105 230 157 353 205l145 41 129 59">
            <text:p/>
          </draw:path>
          <draw:path draw:style-name="gr30" draw:text-style-name="P15" draw:layer="layout" svg:width="1.051cm" svg:height="0.454cm" draw:transform="rotate (-1.47096349358082) translate (25.2868759009554cm 33.2239315039601cm)" svg:viewBox="0 0 1052 455" svg:d="M0 22c161-65 322 24 425 128 104 105 230 157 353 205l145 41 129 59">
            <text:p/>
          </draw:path>
          <draw:path draw:style-name="gr30" draw:text-style-name="P15" draw:layer="layout" svg:width="1.025cm" svg:height="0.465cm" draw:transform="skewX (-0.0479965544298441) rotate (-1.22993352388041) translate (25.4455947367581cm 33.2717122905686cm)" svg:viewBox="0 0 1026 466" svg:d="M0 23c157-67 314 25 414 131 102 107 224 160 344 209l142 42 126 61">
            <text:p/>
          </draw:path>
        </draw:g>
        <draw:frame draw:style-name="gr31" draw:text-style-name="P9" draw:layer="layout" svg:width="7.3cm" svg:height="2.384cm" svg:x="18.8cm" svg:y="35.616cm">
          <draw:text-box>
            <text:p>Symbiont effectiveness assay (single-strain inoculations into clover)</text:p>
          </draw:text-box>
        </draw:frame>
        <draw:g>
          <draw:line draw:style-name="gr18" draw:text-style-name="P6" draw:layer="layout" svg:x1="21.85cm" svg:y1="29.775cm" svg:x2="22.8cm" svg:y2="29.775cm">
            <text:p/>
          </draw:line>
          <draw:line draw:style-name="gr18" draw:text-style-name="P6" draw:layer="layout" svg:x1="22.325cm" svg:y1="29.3cm" svg:x2="22.325cm" svg:y2="30.25cm">
            <text:p/>
          </draw:line>
        </draw:g>
        <draw:g>
          <draw:line draw:style-name="gr18" draw:text-style-name="P6" draw:layer="layout" svg:x1="21.7cm" svg:y1="14.775cm" svg:x2="22.65cm" svg:y2="14.775cm">
            <text:p/>
          </draw:line>
          <draw:line draw:style-name="gr18" draw:text-style-name="P6" draw:layer="layout" svg:x1="22.175cm" svg:y1="14.3cm" svg:x2="22.175cm" svg:y2="15.25cm">
            <text:p/>
          </draw:line>
        </draw:g>
        <draw:g>
          <draw:g>
            <draw:line draw:style-name="gr32" draw:text-style-name="P6" draw:layer="layout" svg:x1="10.284cm" svg:y1="10.519cm" svg:x2="11.001cm" svg:y2="11.213cm">
              <text:p/>
            </draw:line>
            <draw:line draw:style-name="gr32" draw:text-style-name="P6" draw:layer="layout" svg:x1="10.989cm" svg:y1="10.508cm" svg:x2="10.295cm" svg:y2="11.225cm">
              <text:p/>
            </draw:line>
          </draw:g>
          <draw:frame draw:style-name="gr33" draw:text-style-name="P16" draw:layer="layout" svg:width="1.129cm" svg:height="1.517cm" svg:x="10.871cm" svg:y="10.1cm">
            <draw:text-box>
              <text:p><text:span text:style-name="T4">2</text:span></text:p>
            </draw:text-box>
          </draw:frame>
        </draw:g>
        <draw:custom-shape draw:style-name="gr4" draw:text-style-name="P3" draw:layer="layout" svg:width="0.9cm" svg:height="0.9cm" svg:x="19.59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6cm" svg:height="1.4cm" svg:x="21.2cm" svg:y="9.8cm">
          <draw:text-box>
            <text:p text:style-name="P7"><text:span text:style-name="T2">V</text:span><text:span text:style-name="T2">S</text:span></text:p>
          </draw:text-box>
        </draw:frame>
        <draw:g>
          <draw:g>
            <draw:line draw:style-name="gr32" draw:text-style-name="P6" draw:layer="layout" svg:x1="26.584cm" svg:y1="4.602cm" svg:x2="27.301cm" svg:y2="5.296cm">
              <text:p/>
            </draw:line>
            <draw:line draw:style-name="gr32" draw:text-style-name="P6" draw:layer="layout" svg:x1="27.289cm" svg:y1="4.591cm" svg:x2="26.595cm" svg:y2="5.308cm">
              <text:p/>
            </draw:line>
          </draw:g>
          <draw:frame draw:style-name="gr33" draw:text-style-name="P16" draw:layer="layout" svg:width="1.129cm" svg:height="1.517cm" svg:x="27.171cm" svg:y="4.183cm">
            <draw:text-box>
              <text:p><text:span text:style-name="T4">6</text:span></text:p>
            </draw:text-box>
          </draw:frame>
        </draw:g>
        <draw:g>
          <draw:g>
            <draw:line draw:style-name="gr32" draw:text-style-name="P6" draw:layer="layout" svg:x1="26.5cm" svg:y1="9.902cm" svg:x2="27.217cm" svg:y2="10.596cm">
              <text:p/>
            </draw:line>
            <draw:line draw:style-name="gr32" draw:text-style-name="P6" draw:layer="layout" svg:x1="27.205cm" svg:y1="9.891cm" svg:x2="26.511cm" svg:y2="10.608cm">
              <text:p/>
            </draw:line>
          </draw:g>
          <draw:frame draw:style-name="gr33" draw:text-style-name="P16" draw:layer="layout" svg:width="1.129cm" svg:height="1.517cm" svg:x="27.087cm" svg:y="9.483cm">
            <draw:text-box>
              <text:p><text:span text:style-name="T4">6</text:span></text:p>
            </draw:text-box>
          </draw:frame>
        </draw:g>
        <draw:g>
          <draw:g>
            <draw:line draw:style-name="gr32" draw:text-style-name="P6" draw:layer="layout" svg:x1="26.484cm" svg:y1="33.202cm" svg:x2="27.201cm" svg:y2="33.896cm">
              <text:p/>
            </draw:line>
            <draw:line draw:style-name="gr32" draw:text-style-name="P6" draw:layer="layout" svg:x1="27.189cm" svg:y1="33.191cm" svg:x2="26.495cm" svg:y2="33.908cm">
              <text:p/>
            </draw:line>
          </draw:g>
          <draw:frame draw:style-name="gr33" draw:text-style-name="P16" draw:layer="layout" svg:width="1.129cm" svg:height="1.517cm" svg:x="27.071cm" svg:y="32.783cm">
            <draw:text-box>
              <text:p><text:span text:style-name="T4">6</text:span></text:p>
            </draw:text-box>
          </draw:frame>
        </draw:g>
        <draw:g>
          <draw:custom-shape draw:style-name="gr5" draw:text-style-name="P4" draw:layer="layout" svg:width="0.9cm" svg:height="0.9cm" svg:x="23.6cm" svg:y="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4" draw:text-style-name="P3" draw:layer="layout" svg:width="0.9cm" svg:height="0.9cm" svg:x="19.598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7.5cm" svg:height="5.5cm" svg:x="18.5cm" svg:y="2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0.069cm" svg:y="23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3cm" svg:x="20.751cm" svg:y="23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0.137cm" svg:y="2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1.365cm" svg:y="22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5cm" svg:x="20.069cm" svg:y="23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0.615cm" svg:y="24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2.251cm" svg:y="23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0.887cm" svg:y="23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5cm" svg:x="23.001cm" svg:y="2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4cm" svg:x="20.069cm" svg:y="25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19.182cm" svg:y="24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4cm" svg:x="21.977cm" svg:y="24.5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1.637cm" svg:y="25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2cm" svg:height="0.134cm" svg:x="24.023cm" svg:y="23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3.206cm" svg:y="23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5cm" svg:x="21.092cm" svg:y="25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1cm" svg:height="0.134cm" svg:x="23.751cm" svg:y="25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4cm" svg:x="24.637cm" svg:y="24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4cm" svg:height="0.133cm" svg:x="23.411cm" svg:y="24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10" draw:layer="layout" svg:width="1.6cm" svg:height="1.4cm" svg:x="21.6cm" svg:y="23.7cm">
          <draw:text-box>
            <text:p text:style-name="P7"><text:span text:style-name="T2">V</text:span><text:span text:style-name="T2">S</text:span></text:p>
          </draw:text-box>
        </draw:frame>
        <draw:custom-shape draw:style-name="gr4" draw:text-style-name="P3" draw:layer="layout" svg:width="0.9cm" svg:height="0.9cm" svg:x="19.798cm" svg:y="2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9cm" svg:height="0.9cm" svg:x="2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32" draw:text-style-name="P6" draw:layer="layout" svg:x1="25.9cm" svg:y1="17.919cm" svg:x2="26.617cm" svg:y2="18.613cm">
              <text:p/>
            </draw:line>
            <draw:line draw:style-name="gr32" draw:text-style-name="P6" draw:layer="layout" svg:x1="26.605cm" svg:y1="17.908cm" svg:x2="25.911cm" svg:y2="18.625cm">
              <text:p/>
            </draw:line>
          </draw:g>
          <draw:frame draw:style-name="gr33" draw:text-style-name="P16" draw:layer="layout" svg:width="1.129cm" svg:height="1.517cm" svg:x="26.487cm" svg:y="17.5cm">
            <draw:text-box>
              <text:p><text:span text:style-name="T4">6</text:span></text:p>
            </draw:text-box>
          </draw:frame>
        </draw:g>
        <draw:g>
          <draw:g>
            <draw:line draw:style-name="gr32" draw:text-style-name="P6" draw:layer="layout" svg:x1="26.1cm" svg:y1="23.719cm" svg:x2="26.817cm" svg:y2="24.413cm">
              <text:p/>
            </draw:line>
            <draw:line draw:style-name="gr32" draw:text-style-name="P6" draw:layer="layout" svg:x1="26.805cm" svg:y1="23.708cm" svg:x2="26.111cm" svg:y2="24.425cm">
              <text:p/>
            </draw:line>
          </draw:g>
          <draw:frame draw:style-name="gr33" draw:text-style-name="P16" draw:layer="layout" svg:width="1.129cm" svg:height="1.517cm" svg:x="26.687cm" svg:y="23.3cm">
            <draw:text-box>
              <text:p><text:span text:style-name="T4">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21:01:12.036533349</meta:creation-date>
    <dc:date>2021-02-08T08:04:55.445775050</dc:date>
    <meta:editing-duration>PT31M49S</meta:editing-duration>
    <meta:editing-cycles>8</meta:editing-cycles>
    <meta:generator>LibreOffice/6.4.6.2$Linux_X86_64 LibreOffice_project/40$Build-2</meta:generator>
    <meta:document-statistic meta:object-count="286"/>
  </office:meta>
</office:document-meta>
</file>